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Segoe UI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de" fo:country="AT" style:font-size-asian="12pt" style:font-name="Segoe UI;Tahoma;Arial Unicode MS;Lucida Sans Unicode;DejaVu Sans;Albany AMT;Albany;Arial;Nimbus Sans L;Interface User;Geneva;Dialog;Lucida;Helvetica;Helmet;Interface System;Sans Serif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Segoe UI;Tahoma;Arial Unicode MS;Lucida Sans Unicode;DejaVu Sans;Albany AMT;Albany;Arial;Nimbus Sans L;Interface User;Geneva;Dialog;Lucida;Helvetica;Helmet;Interface System;Sans Serif" style:font-name-asian="Segoe UI;Tahoma;Arial Unicode MS;Lucida Sans Unicode;DejaVu Sans;Albany AMT;Albany;Arial;Nimbus Sans L;Interface User;Geneva;Dialog;Lucida;Helvetica;Helmet;Interface System;Sans Serif" style:language-complex="hi" style:country-complex="IN" style:language-asian="zh" style:country-asian="CN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 fo:color="#000000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ATH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operator</text:p>
          </table:table-cell>
          <table:table-cell office:value-type="string" calcext:value-type="string">
            <text:p>{operatorid}</text:p>
          </table:table-cell>
          <table:table-cell/>
          <table:table-cell office:value-type="string" calcext:value-type="string">
            <text:p>GET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operatorId</text:p>
          </table:table-cell>
          <table:table-cell office:value-type="string" calcext:value-type="string">
            <text:p>(create)</text:p>
          </table:table-cell>
          <table:table-cell office:value-type="string" calcext:value-type="string">
            <text:p>POS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{operatorid}</text:p>
          </table:table-cell>
          <table:table-cell table:style-name="ce2" office:value-type="string" calcext:value-type="string">
            <text:p><text:span text:style-name="T1">update</text:span>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operatorid}</text:p>
          </table:table-cell>
          <table:table-cell office:value-type="string" calcext:value-type="string">
            <text:p>addGenre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operatorid}</text:p>
          </table:table-cell>
          <table:table-cell office:value-type="string" calcext:value-type="string">
            <text:p>addGenres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operatorid}</text:p>
          </table:table-cell>
          <table:table-cell office:value-type="string" calcext:value-type="string">
            <text:p>getGenres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ByGenreId</text:p>
          </table:table-cell>
          <table:table-cell/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ByCompanyId</text:p>
          </table:table-cell>
          <table:table-cell/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eratorId</text:p>
          </table:table-cell>
          <table:table-cell office:value-type="string" calcext:value-type="string">
            <text:p>updateAvaiability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ByAvaiability</text:p>
          </table:table-cell>
          <table:table-cell/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terByGenreAndRat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dateRating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genre</text:p>
          </table:table-cell>
          <table:table-cell table:number-columns-repeated="2"/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Genre</text:p>
          </table:table-cell>
          <table:table-cell/>
          <table:table-cell office:value-type="string" calcext:value-type="string">
            <text:p>P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reId</text:p>
          </table:table-cell>
          <table:table-cell office:value-type="string" calcext:value-type="string">
            <text:p>removeGenre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reId</text:p>
          </table:table-cell>
          <table:table-cell office:value-type="string" calcext:value-type="string">
            <text:p>updateGenre</text:p>
          </table:table-cell>
          <table:table-cell office:value-type="string" calcext:value-type="string">
            <text:p>POS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customer</text:p>
          </table:table-cell>
          <table:table-cell office:value-type="string" calcext:value-type="string">
            <text:p>customerId</text:p>
          </table:table-cell>
          <table:table-cell/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ByCompanyId</text:p>
          </table:table-cell>
          <table:table-cell/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tomerId</text:p>
          </table:table-cell>
          <table:table-cell office:value-type="string" calcext:value-type="string">
            <text:p>(create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tomerI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tomerId</text:p>
          </table:table-cell>
          <table:table-cell office:value-type="string" calcext:value-type="string">
            <text:p>getProductions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duction</text:p>
          </table:table-cell>
          <table:table-cell office:value-type="string" calcext:value-type="string">
            <text:p>productionId</text:p>
          </table:table-cell>
          <table:table-cell/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ProductionPhase</text:p>
          </table:table-cell>
          <table:table-cell/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onId</text:p>
          </table:table-cell>
          <table:table-cell/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onId</text:p>
          </table:table-cell>
          <table:table-cell office:value-type="string" calcext:value-type="string">
            <text:p>update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ductionPha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dModu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tModul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dule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Type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moduleTyp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NeededResources</text:p>
          </table:table-cell>
          <table:table-cell/>
          <table:table-cell office:value-type="string" calcext:value-type="string">
            <text:p>get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Types</text:p>
          </table:table-cell>
          <table:table-cell/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ById</text:p>
          </table:table-cell>
          <table:table-cell/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ByType</text:p>
          </table:table-cell>
          <table:table-cell/>
          <table:table-cell office:value-type="string" calcext:value-type="string">
            <text:p>ge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resourceType</text:p>
          </table:table-cell>
          <table:table-cell table:number-columns-repeated="2"/>
          <table:table-cell office:value-type="string" calcext:value-type="string">
            <text:p>get</text:p>
          </table:table-cell>
        </table:table-row>
      </table:table>
      <table:table table:name="MODELS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ra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aiabili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aiabilit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3"/>
          <table:table-cell office:value-type="string" calcext:value-type="string">
            <text:p>eine Firma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stomer</text:p>
          </table:table-cell>
          <table:table-cell table:number-columns-repeated="3"/>
          <table:table-cell office:value-type="string" calcext:value-type="string">
            <text:p>Auftraggeber in der Company</text:p>
          </table:table-cell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duction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ductionPha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ductionCommuni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ductionDocumen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ductionPhas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ductionCommunica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ductionDocu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ductionCont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ductionContentChange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duleTyp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uleType</text:p>
          </table:table-cell>
          <table:table-cell/>
          <table:table-cell office:value-type="string" calcext:value-type="string">
            <text:p>Objects</text:p>
          </table:table-cell>
          <table:table-cell office:value-type="string" calcext:value-type="string">
            <text:p>Video, Audio, GFX, Redaktion, Dienstleister, Equipment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ourcetype</text:p>
          </table:table-cell>
          <table:table-cell/>
          <table:table-cell office:value-type="string" calcext:value-type="string">
            <text:p>HumanResource, ProductionResource, TechResour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6T13:02:53.527949214</meta:creation-date>
    <dc:date>2021-10-26T14:52:33.748300456</dc:date>
    <meta:editing-duration>PT17M48S</meta:editing-duration>
    <meta:editing-cycles>2</meta:editing-cycles>
    <meta:generator>LibreOffice/6.0.7.3$Linux_X86_64 LibreOffice_project/00m0$Build-3</meta:generator>
    <meta:document-statistic meta:table-count="2" meta:cell-count="109" meta:object-count="0"/>
  </office:meta>
</office:document-meta>
</file>